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fo:text-indent="0cm" style:auto-text-indent="false" style:writing-mode="lr-tb"/>
    </style:style>
    <style:style style:name="P6" style:family="paragraph" style:parent-style-name="Standard">
      <style:paragraph-properties fo:line-height="100%"/>
      <style:text-properties style:text-underline-style="none" fo:font-weight="normal" officeooo:rsid="0014d262" officeooo:paragraph-rsid="0014d262" style:font-weight-asian="normal" style:font-weight-complex="normal"/>
    </style:style>
    <style:style style:name="P7" style:family="paragraph" style:parent-style-name="Standard">
      <style:paragraph-properties fo:line-height="100%"/>
      <style:text-properties style:text-underline-style="none" fo:font-weight="normal" officeooo:rsid="0015a1d0" officeooo:paragraph-rsid="0015a1d0" style:font-weight-asian="normal" style:font-weight-complex="normal"/>
    </style:style>
    <style:style style:name="P8" style:family="paragraph" style:parent-style-name="Standard">
      <style:paragraph-properties fo:line-height="100%"/>
      <style:text-properties style:text-underline-style="none" fo:font-weight="normal" officeooo:rsid="0015d749" officeooo:paragraph-rsid="0015d749" style:font-weight-asian="normal" style:font-weight-complex="normal"/>
    </style:style>
    <style:style style:name="T1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3" style:family="text">
      <style:text-properties style:font-name="Times New Roman" fo:font-size="24pt" officeooo:rsid="0014d262" style:font-name-asian="Times New Roman1" style:font-size-asian="24pt" style:font-name-complex="Times New Roman1" style:font-size-complex="24pt"/>
    </style:style>
    <style:style style:name="T4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fo:font-size="18pt" officeooo:rsid="0014d262" style:font-name-asian="Times New Roman1" style:font-size-asian="18pt" style:font-name-complex="Times New Roman1" style:font-size-complex="18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text:span text:style-name="T1">Számítógép architektúrák</text:span></text:p>
      <text:p text:style-name="P1"><text:span text:style-name="T1">BSc</text:span></text:p>
      <text:p text:style-name="P1"><text:span text:style-name="T3">8</text:span><text:span text:style-name="T2">. Gyak.</text:span></text:p>
      <text:p text:style-name="P1"><text:span text:style-name="T4">2023. </text:span><text:span text:style-name="T5">11</text:span><text:span text:style-name="T4">. 2</text:span><text:span text:style-name="T5">2</text:span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6">Készítette:</text:span></text:p>
      <text:p text:style-name="P4"><text:span text:style-name="T6">Ferencsik Róbert Bsc</text:span></text:p>
      <text:p text:style-name="P4"><text:span text:style-name="T6">Programtervező Informatika</text:span></text:p>
      <text:p text:style-name="P5"><text:span text:style-name="T6">BQLOTW</text:span></text:p>
      <text:p text:style-name="P1"><text:span text:style-name="T6">Miskolc, 2023.10.07</text:span></text:p>
      <text:p text:style-name="P6"><text:soft-page-break/>1. Készítsen egyszerű szkriptet, amely bekér a felhasználótól egy nevet és egy telefonszámot, majd a következő formátumban kiírja azokat egy neptunkod.json fájlba.</text:p>
      <text:p text:style-name="P6"/>
      <text:p text:style-name="P7">2. Hozzon létre egy shell script fájlt, amely egy paraméterkét kapott fájlban a happy <text:s/>szó minden előfordulását nem gondoltam a vizsgaidőszakra szövegre cseréli, és elmenti az új szöveget egy out.txt fájlba. Az echo helyett használja a printf parancsot.</text:p>
      <text:p text:style-name="P7"/>
      <text:p text:style-name="P8">3. Írjon egy scriptet amely letölti a következő url ről egy file1.txt -t, majd kiírja belőle a valid emailcímeket egy emails.txt fájlba, aztán törli az eredetileg letöltött fájlt.</text:p>
      <text:p text:style-name="P8"/>
      <text:p text:style-name="P8">Hozzunk létre egy shell script fájlt, amely egy konfigurációs fájlt generál</text:p>
      <text:p text:style-name="P8">nekünk YAML</text:p>
      <text:p text:style-name="P8">formátumban. Ez egy rendkívül egyszerű formátum, ami jelen esetben így fog</text:p>
      <text:p text:style-name="P8">kinézni:</text:p>
      <text:p text:style-name="P8">username: first input</text:p>
      <text:p text:style-name="P8">version: second input</text:p>
      <text:p text:style-name="P8">site: third input</text:p>
      <text:p text:style-name="P8">A shell kód kérje be az inputokat a felhasználótól, és hozza létre a config.yml</text:p>
      <text:p text:style-name="P8">fájlt az inputoknak megfelelően</text:p>
      <text:p text:style-name="P8"/>
      <text:p text:style-name="P8">Adott a korábbi órákról ismert people.csv fájl.</text:p>
      <text:p text:style-name="P8">Írjon egy olyan szkriptet, ami kicseréli benne a gmail-es email címeket</text:p>
      <text:p text:style-name="P8">citromail-esre, és kiírja az új tartalmat a neptunkod_people.csv fájlba!</text:p>
      <text:p text:style-name="P8"/>
      <text:p text:style-name="P8"/>
      <text:p text:style-name="P8">Adott a korábbi órákról ismert people.csv fájl.Írjon egy olyan szkriptet, ami</text:p>
      <text:p text:style-name="P8">bemeneti paraméterként megkapja a keresett ember nevét, és kiírja az</text:p>
      <text:p text:style-name="P8">életkorát!</text:p>
      <text:p text:style-name="P8"/>
      <text:p text:style-name="P8">Készítsen egy shell scriptet, amely bemenetként egy téglalap két oldalának</text:p>
      <text:p text:style-name="P8">hosszát várja, és kiírja a</text:p>
      <text:p text:style-name="P8">síkidom területét! Valósítsa meg csak egész számokkal!</text:p>
      <text:p text:style-name="P8">(Természetesen végezzen ellenőrzéseket az inputon!)</text:p>
      <text:p text:style-name="P8"><text:soft-page-break/>Adott egy fájl nev_id_parok.txt néven, ami id és név párosokat tartalmaz.</text:p>
      <text:p text:style-name="P8">Készítsen egy shell scriptet, ami bekéri a nevet, és kiírja a hozzá tartozó id-t,</text:p>
      <text:p text:style-name="P8">vagy hibát ad, ha a név</text:p>
      <text:p text:style-name="P8">nem található a fájlban.</text:p>
      <text:p text:style-name="P8"/>
      <text:p text:style-name="P8">Készítsen egy shell scriptet, ami bekéri a felhasználó születési dátumát</text:p>
      <text:p text:style-name="P8">yyyy.mm.dd formátumban!</text:p>
      <text:p text:style-name="P8">Ellenőrizze a dátum helyességét, és írja ki, hogy a felhasználó hány éves!</text:p>
      <text:p text:style-name="P8">Használja a date parancsot a jelenlegi dátum lekérésére!</text:p>
      <text:p text:style-name="P8"/>
      <text:p text:style-name="P8">Készítsen egy shell scriptet, amely bemenetként egy téglalap két oldalának</text:p>
      <text:p text:style-name="P8">hosszát várja, és kiírja a</text:p>
      <text:p text:style-name="P8">síkidom területét! Valósítsa meg csak egész számokkal!</text:p>
      <text:p text:style-name="P8">(Természetesen végezzen ellenőrzéseket az inputon!) (Lebegőpontos</text:p>
      <text:p text:style-name="P8">számokka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6:41:26.938989000</meta:creation-date>
    <dc:date>2023-11-30T15:34:10.761792112</dc:date>
    <meta:initial-creator>Ferencsik Róbert</meta:initial-creator>
    <meta:generator>LibreOffice/7.3.7.2$Linux_X86_64 LibreOffice_project/30$Build-2</meta:generator>
    <meta:editing-duration>PT11M17S</meta:editing-duration>
    <meta:editing-cycles>4</meta:editing-cycles>
    <meta:document-statistic meta:table-count="0" meta:image-count="0" meta:object-count="0" meta:page-count="3" meta:paragraph-count="45" meta:word-count="329" meta:character-count="2267" meta:non-whitespace-character-count="1980"/>
    <meta:user-defined meta:name="AppVersion">16.0000</meta:user-defined>
    <meta:template xlink:type="simple" xlink:actuate="onRequest" xlink:title="Normal.dotm" xlink:href=""/>
  </office:meta>
</office:document-meta>
</file>